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2">
      <style:text-properties officeooo:rsid="001210a0" officeooo:paragraph-rsid="001210a0"/>
    </style:style>
    <style:style style:name="P2" style:family="paragraph" style:parent-style-name="Heading_20_2">
      <style:text-properties officeooo:paragraph-rsid="001210a0"/>
    </style:style>
    <style:style style:name="P3" style:family="paragraph" style:parent-style-name="Heading_20_2">
      <style:text-properties officeooo:paragraph-rsid="00140c95"/>
    </style:style>
    <style:style style:name="P4" style:family="paragraph" style:parent-style-name="Text_20_body">
      <style:text-properties officeooo:paragraph-rsid="001210a0"/>
    </style:style>
    <style:style style:name="P5" style:family="paragraph" style:parent-style-name="Text_20_body" style:list-style-name="L1">
      <style:text-properties officeooo:rsid="00140c95" officeooo:paragraph-rsid="00140c95"/>
    </style:style>
    <style:style style:name="P6" style:family="paragraph" style:parent-style-name="Text_20_body" style:list-style-name="L2">
      <style:text-properties officeooo:rsid="00140c95" officeooo:paragraph-rsid="00140c95"/>
    </style:style>
    <style:style style:name="T1" style:family="text">
      <style:text-properties officeooo:rsid="001210a0"/>
    </style:style>
    <style:style style:name="T2" style:family="text">
      <style:text-properties officeooo:rsid="00140c95"/>
    </style:style>
    <style:style style:name="T3" style:family="text">
      <style:text-properties officeooo:rsid="00152f8a"/>
    </style:style>
    <style:style style:name="T4" style:family="text">
      <style:text-properties style:font-name="Carlito" fo:font-size="11pt" officeooo:rsid="00152f8a" style:font-size-asian="10.5pt"/>
    </style:style>
    <style:style style:name="T5" style:family="text">
      <style:text-properties officeooo:rsid="001632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onceito de doença</text:h>
      <text:h text:style-name="P1" text:outline-level="2">Conceito de psicose</text:h>
      <text:h text:style-name="P2" text:outline-level="2"><text:span text:style-name="T1">Como identificar a psicose no aconselhamento pastoral</text:span></text:h>
      <text:list xml:id="list4185137231" text:style-name="L2">
        <text:list-item>
          <text:p text:style-name="P6">Através dos sintomas comuns da psicose</text:p>
        </text:list-item>
      </text:list>
      <text:h text:style-name="P1" text:outline-level="2">Como proceder diante de um caso psicótico</text:h>
      <text:list xml:id="list3690807766" text:style-name="L1">
        <text:list-item>
          <text:p text:style-name="P5">Encaminhamento, ou recomendação do paciente para um Psicólogo ou Psiquiatra.</text:p>
        </text:list-item>
        <text:list-item>
          <text:p text:style-name="P5">Conversar com a família e conscientizar</text:p>
        </text:list-item>
      </text:list>
      <text:p text:style-name="P4"><text:span text:style-name="T1">Estresses atuais: biológicos, </text:span><text:span text:style-name="T4">sociais e</text:span><text:span text:style-name="T1"> psicológicos. </text:span><text:span text:style-name="T2">Possíveis causadores dá </text:span><text:span text:style-name="T5">psicose.</text:span></text:p>
      <text:h text:style-name="P3" text:outline-level="2">Biológicos</text:h>
      <text:p text:style-name="P4">Infermidades influencia de drogas, sono insuficiente, privações físicas, cansaço exessivo, exaustão (pode levar a ser impaciente e deprimida).</text:p>
      <text:h text:style-name="Heading_20_2" text:outline-level="2">Sociais</text:h>
      <text:p text:style-name="P4"><text:span text:style-name="T1">Pressão familiar, instabilidade economica, taxa de desemprego, desordem política, tensão e incerteza, meio ambie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21:05:07.327213588</meta:creation-date>
    <dc:title>Modern</dc:title>
    <meta:generator>LibreOffice/6.4.7.2$Linux_X86_64 LibreOffice_project/40$Build-2</meta:generator>
    <meta:editing-duration>PT24M26S</meta:editing-duration>
    <meta:editing-cycles>5</meta:editing-cycles>
    <dc:date>2021-11-26T21:53:36.946682196</dc:date>
    <meta:document-statistic meta:table-count="0" meta:image-count="0" meta:object-count="0" meta:page-count="1" meta:paragraph-count="12" meta:word-count="89" meta:character-count="651" meta:non-whitespace-character-count="577"/>
    <meta:template xlink:type="simple" xlink:actuate="onRequest" xlink:title="Modern" xlink:href="../../../../usr/lib/libreoffice/share/template/common/styles/Modern.ott" meta:date="2021-11-26T21:05:06.400838026"/>
  </office:meta>
</office:document-meta>
</file>